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table:number-columns-repeated="9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98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8T13:25:30.191125833</dc:date>
    <meta:editing-duration>P24DT18H1M47S</meta:editing-duration>
    <meta:editing-cycles>58</meta:editing-cycles>
    <meta:generator>LibreOffice/5.1.6.2$Linux_X86_64 LibreOffice_project/10m0$Build-2</meta:generator>
    <meta:document-statistic meta:table-count="1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81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